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aaa" officeooo:paragraph-rsid="000e4aaa"/>
    </style:style>
    <style:style style:name="P2" style:family="paragraph" style:parent-style-name="Standard">
      <style:text-properties officeooo:rsid="0010484d" officeooo:paragraph-rsid="0010484d"/>
    </style:style>
    <style:style style:name="P3" style:family="paragraph" style:parent-style-name="Standard">
      <style:text-properties officeooo:rsid="0011f106" officeooo:paragraph-rsid="0011f106"/>
    </style:style>
    <style:style style:name="P4" style:family="paragraph" style:parent-style-name="Standard">
      <style:text-properties officeooo:rsid="001534c5" officeooo:paragraph-rsid="001534c5"/>
    </style:style>
    <style:style style:name="P5" style:family="paragraph" style:parent-style-name="Standard">
      <style:text-properties officeooo:rsid="00171021" officeooo:paragraph-rsid="00171021"/>
    </style:style>
    <style:style style:name="P6" style:family="paragraph" style:parent-style-name="Standard">
      <style:text-properties officeooo:rsid="0018e434" officeooo:paragraph-rsid="0018e434"/>
    </style:style>
    <style:style style:name="P7" style:family="paragraph" style:parent-style-name="Standard">
      <style:text-properties officeooo:rsid="001bcb56" officeooo:paragraph-rsid="001bcb56"/>
    </style:style>
    <style:style style:name="P8" style:family="paragraph" style:parent-style-name="Standard">
      <style:text-properties officeooo:rsid="001534c5" officeooo:paragraph-rsid="0010484d"/>
    </style:style>
    <style:style style:name="P9" style:family="paragraph" style:parent-style-name="Standard">
      <style:text-properties officeooo:rsid="001bcb56" officeooo:paragraph-rsid="001bcb56"/>
    </style:style>
    <style:style style:name="P10" style:family="paragraph" style:parent-style-name="Standard">
      <style:text-properties officeooo:rsid="0010484d" officeooo:paragraph-rsid="0010484d"/>
    </style:style>
    <style:style style:name="T1" style:family="text">
      <style:text-properties officeooo:rsid="0013d1d7"/>
    </style:style>
    <style:style style:name="T2" style:family="text">
      <style:text-properties officeooo:rsid="00159027"/>
    </style:style>
    <style:style style:name="T3" style:family="text">
      <style:text-properties officeooo:rsid="00183686"/>
    </style:style>
    <style:style style:name="T4" style:family="text">
      <style:text-properties officeooo:rsid="00198f57"/>
    </style:style>
    <style:style style:name="T5" style:family="text">
      <style:text-properties officeooo:rsid="001a4ce6"/>
    </style:style>
    <style:style style:name="T6" style:family="text">
      <style:text-properties officeooo:rsid="001bcb56"/>
    </style:style>
    <style:style style:name="T7" style:family="text">
      <style:text-properties officeooo:rsid="001c5f54"/>
    </style:style>
    <style:style style:name="T8" style:family="text">
      <style:text-properties officeooo:rsid="001534c5"/>
    </style:style>
    <style:style style:name="T9" style:family="text">
      <style:text-properties officeooo:rsid="001ce770"/>
    </style:style>
    <style:style style:name="T10" style:family="text">
      <style:text-properties officeooo:rsid="001e3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 UM RITUAL PARA CONSERTAR UM MAU ANTIGO DO SER E COM UM EFEITO IMEDIATO, <text:s/>SE FEITO DO MODO CORRETO.</text:p>
      <text:p text:style-name="P1"/>
      <text:p text:style-name="P1">SEGUINDO ORIENTAÇÃO DE OSSÃE, TEM QUE PEDIR LICENÇA AS ERVAS, REZAR PARA TER A ENÉRGIA <text:s/>DELAS AMPLIADAS, <text:s/>NO MINIMO UMA VEZ E <text:s/>CONTINUAR TRITURANDO COM A INTENÇÃO DESEJADA DE CONTER <text:s/>A <text:s/>AURIA DO <text:span text:style-name="T3">SER</text:span>…</text:p>
      <text:p text:style-name="P2">PARA FAZER EFEITO DEVERÁ TER VONTADE E DETERMINAÇÃO DE CONTER <text:s/>A ENERGIA DO SER NA HORA QUE ESTIVER TRITURANDO AS ERVAS.</text:p>
      <text:p text:style-name="P2"/>
      <text:p text:style-name="P2">ERVAS QUAIS PODEM SER USADAS PARA ESSE FEITO…</text:p>
      <text:p text:style-name="P6"><text:span text:style-name="T7">{</text:span>CANELA <text:s text:c="19"/>/ <text:s text:c="10"/>CRAVO <text:s text:c="19"/><text:span text:style-name="T4">(</text:span>SER COM PROBLEMA NO CAMINHO)<text:span text:style-name="T7">}</text:span></text:p>
      <text:p text:style-name="P2">SALVIA <text:s text:c="22"/>/ <text:s text:c="10"/>ABRECAMINHO <text:s/></text:p>
      <text:p text:style-name="P2">URUCUM <text:s text:c="18"/>/ <text:s text:c="11"/>HORTELÃ</text:p>
      <text:p text:style-name="P2">GUINÉ <text:s text:c="23"/>/ <text:s text:c="11"/>HIBISCO</text:p>
      <text:p text:style-name="P2">MANJERICÃO <text:s text:c="10"/>/ <text:s text:c="11"/>CALENDULA</text:p>
      <text:p text:style-name="P2">ALECRIM <text:s text:c="17"/>/ <text:s text:c="12"/>PAU TENENTE</text:p>
      <text:p text:style-name="P2">LOURO <text:s text:c="21"/>/ <text:s text:c="12"/>FOLHA DE MANGUEIRA</text:p>
      <text:p text:style-name="P2">DENTE DE <text:s/>LEÃO <text:s text:c="3"/>/ <text:s text:c="12"/>CHÁPEU DE COURO</text:p>
      <text:p text:style-name="P4">ESPADA DE SÃO JORGE / <text:s text:c="3"/><text:span text:style-name="T2">VENCE DEMANDA</text:span> <text:s/><text:span text:style-name="T2">OU <text:s/>ELA VENCERA </text:span></text:p>
      <text:p text:style-name="P5">CAPIM LIMÃO <text:s text:c="8"/>/ <text:s text:c="12"/><text:span text:style-name="T3">PETALAS DE ROSAS PARA SERES FEMININOS</text:span></text:p>
      <text:p text:style-name="P2"/>
      <text:p text:style-name="P2">*{/\ PARA MANTER A ENERGIA CONTIDA DENTRO DO MESMO ESPAÇO DO CORPO ESPIRITUAL.}</text:p>
      <text:p text:style-name="P2">*{ARRUDA <text:s text:c="2"/>/ <text:s/>PALHA DE ALHO <text:s/>/ <text:s text:c="3"/>PARA MANTER A ENERGIA PRÓXIMA <text:s/>DO CORPO ESPIRITUAL USSAR ESSAS JUNTO DAS OUTRAS}</text:p>
      <text:p text:style-name="P2"/>
      <text:p text:style-name="P3">*EFEITO: <text:s/>FAZ COM QUE PARE DE TROCAR ENERGIA COM OUTROS SERES, <text:s/>DE SENTIR A ENERGIA DELES, <text:s/><text:span text:style-name="T1">DE <text:s/>FICAR <text:s/>PUXANDO A ENERIA DOS OUTROS, <text:s/>VAI <text:s/>TER TODAL</text:span> <text:s/>EQUILIBRIO ENERGETICO, <text:s/>EMOCIONAL, SOBRE <text:s/>O SEU PROPRIO SER <text:s/>E <text:span text:style-name="T6">O</text:span> EFEITO É IMEDIATO SE FEITO DA FORMA CORRETA. <text:span text:style-name="T5">(DEIXAR SECAR E ENXAGUAR SÓ COM ÁGUA)</text:span></text:p>
      <text:p text:style-name="P3"/>
      <text:p text:style-name="P4">*SABÃO DE ERVAS PODE SER MISTURADO COM O SUMO (LIQUIDO) E USADO <text:s/>PARA TOMAR BANHO, <text:s/>(UM REFORÇO <text:span text:style-name="T9">A ONDE SINTA QUE PRECISA NOS MEMBROS DO CORPO</text:span>)</text:p>
      <text:p text:style-name="P3"/>
      <text:p text:style-name="P7">PASSAR DO <text:s/>PESCOÇO PRA BAIXO.</text:p>
      <text:p text:style-name="P3">VERIFICAR SE A CONTRA INDICAÇÃO COM OS INGREDIENTES CITADOS ACIMA, <text:s/>NÃO PRECISA USAR TODOS PARA TER EFEITO E <text:s/><text:span text:style-name="T9">7 OU MAIS D</text:span>ELES <text:s/>MISTURADOS TEM ESSE <text:s/>EFEITO SE COLOCADO A <text:s/>INTENÇÃO NA HORA DO PREPARO.</text:p>
      <text:p text:style-name="P3"/>
      <text:p text:style-name="P7">USO<text:span text:style-name="T10"> </text:span>EXCESSIVO <text:span text:style-name="T10">(POR MUITOS DIAS) </text:span>CAUSA BLOQUEIO DOS CHAKCRAS E PERCA DE SENSIBILIDADE ESPIRITUAL <text:s/><text:span text:style-name="T9">OU </text:span><text:span text:style-name="T10">VAI TER TOTAL </text:span><text:span text:style-name="T9">EQUILIBRIO ENERGETICO, / SE </text:span>USAR POR MAIS DE 3 DIAS O MESMO BANHO.</text:p>
      <text:p text:style-name="P8">*<text:span text:style-name="T9">CADA SER E UNICO E PRESTE ATENÇÃO NOS EFEITOS VOCÊ MESMO.</text:span></text:p>
      <text:p text:style-name="P7"/>
      <text:p text:style-name="P7"><text:span text:style-name="T8">SE METER NO NEGATIVO DO OUTRO, ATRAI O NEGATIVO DELE P</text:span><text:span text:style-name="T10">A</text:span><text:span text:style-name="T8">RA VOCÊ E ESSE BANHO NÃO MUDA A CAUSA E EFEITO DE SUAS AÇÕES.</text:span></text:p>
      <text:p text:style-name="P4"/>
      <text:p text:style-name="P4">ORIENTADO POR <text:s/></text:p>
      <text:p text:style-name="P4"/>
      <text:p text:style-name="P4"><text:s text:c="9"/>ASS: <text:s/>LC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0:57:55.750291536</meta:creation-date>
    <dc:date>2024-02-03T17:00:31.675905122</dc:date>
    <meta:editing-duration>PT45M49S</meta:editing-duration>
    <meta:editing-cycles>11</meta:editing-cycles>
    <meta:generator>LibreOffice/7.3.7.2$Linux_X86_64 LibreOffice_project/30$Build-2</meta:generator>
    <meta:print-date>2024-01-27T12:08:49.294236469</meta:print-date>
    <meta:document-statistic meta:table-count="0" meta:image-count="0" meta:object-count="0" meta:page-count="1" meta:paragraph-count="25" meta:word-count="356" meta:character-count="2277" meta:non-whitespace-character-count="1629"/>
  </office:meta>
</office:document-meta>
</file>